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officeooo:paragraph-rsid="000d82b5"/>
    </style:style>
    <style:style style:name="P2" style:family="paragraph" style:parent-style-name="Text_20_body">
      <style:text-properties style:font-name="Arial" fo:font-size="12pt" officeooo:rsid="000f3f5e" officeooo:paragraph-rsid="000f3f5e"/>
    </style:style>
    <style:style style:name="P3" style:family="paragraph" style:parent-style-name="Text_20_body">
      <style:text-properties style:font-name="Arial" fo:font-size="12pt" officeooo:rsid="0011323c" officeooo:paragraph-rsid="0011323c"/>
    </style:style>
    <style:style style:name="P4" style:family="paragraph" style:parent-style-name="Text_20_body">
      <style:text-properties style:font-name="Arial" fo:font-size="12pt" fo:font-weight="bold" officeooo:rsid="0011323c" officeooo:paragraph-rsid="0011323c" style:font-weight-asian="bold" style:font-weight-complex="bold"/>
    </style:style>
    <style:style style:name="P5" style:family="paragraph" style:parent-style-name="Text_20_body">
      <style:paragraph-properties fo:line-height="100%"/>
      <style:text-properties style:font-name="Liberation Sans" fo:font-size="12pt" officeooo:rsid="000abe2c" officeooo:paragraph-rsid="000abe2c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ans" fo:font-size="12pt" officeooo:rsid="000cc61b" officeooo:paragraph-rsid="000cc61b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Liberation Sans" fo:font-size="12pt" officeooo:rsid="000f3f5e" officeooo:paragraph-rsid="000d82b5" style:font-size-asian="12pt" style:font-size-complex="12pt"/>
    </style:style>
    <style:style style:name="P8" style:family="paragraph" style:parent-style-name="Text_20_body">
      <style:paragraph-properties fo:line-height="100%"/>
      <style:text-properties style:font-name="Liberation Sans" fo:font-size="12pt" officeooo:rsid="000f3f5e" officeooo:paragraph-rsid="000f3f5e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ans" fo:font-size="12pt" officeooo:rsid="0010728d" officeooo:paragraph-rsid="0010728d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ans" fo:font-size="12pt" officeooo:rsid="0011323c" officeooo:paragraph-rsid="0011323c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Liberation Sans" fo:font-size="12pt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Liberation Sans" fo:font-size="12pt" officeooo:paragraph-rsid="000abe2c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Liberation Sans" fo:font-size="12pt" officeooo:paragraph-rsid="000c4bfd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Liberation Sans" fo:font-size="12pt" officeooo:paragraph-rsid="000cc61b" style:font-size-asian="12pt" style:font-size-complex="12pt"/>
    </style:style>
    <style:style style:name="P15" style:family="paragraph" style:parent-style-name="Text_20_body">
      <style:paragraph-properties fo:line-height="100%"/>
      <style:text-properties style:font-name="Liberation Sans" fo:font-size="12pt" officeooo:paragraph-rsid="000d82b5" style:font-size-asian="12pt" style:font-size-complex="12pt"/>
    </style:style>
    <style:style style:name="P16" style:family="paragraph" style:parent-style-name="Text_20_body">
      <style:paragraph-properties fo:line-height="100%"/>
      <style:text-properties style:font-name="Liberation Sans" fo:font-size="12pt" officeooo:paragraph-rsid="0010728d" style:font-size-asian="12pt" style:font-size-complex="12pt"/>
    </style:style>
    <style:style style:name="P17" style:family="paragraph" style:parent-style-name="Text_20_body">
      <style:paragraph-properties fo:line-height="100%"/>
      <style:text-properties style:font-name="Liberation Sans" fo:font-size="12pt" fo:font-weight="bold" officeooo:rsid="000abe2c" officeooo:paragraph-rsid="000abe2c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00%"/>
      <style:text-properties style:font-name="Liberation Sans" fo:font-size="12pt" fo:font-weight="bold" officeooo:rsid="000c4bfd" officeooo:paragraph-rsid="000c4bf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Liberation Sans" fo:font-size="12pt" fo:font-weight="bold" officeooo:rsid="000cc61b" officeooo:paragraph-rsid="000cc61b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Liberation Sans" fo:font-size="12pt" fo:font-weight="bold" officeooo:rsid="000d82b5" officeooo:paragraph-rsid="000d82b5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Liberation Sans" fo:font-size="12pt" fo:font-weight="bold" officeooo:paragraph-rsid="000abe2c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Liberation Sans" fo:font-size="12pt" fo:font-weight="bold" officeooo:paragraph-rsid="0010728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/>
      <style:text-properties style:font-name="Liberation Sans" fo:font-size="12pt" fo:language="pt" fo:country="BR" officeooo:rsid="0010728d" officeooo:paragraph-rsid="0010728d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0abe2c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officeooo:rsid="000abe2c"/>
    </style:style>
    <style:style style:name="T5" style:family="text">
      <style:text-properties style:font-name="arial" fo:font-size="10pt" officeooo:rsid="000abe2c"/>
    </style:style>
    <style:style style:name="T6" style:family="text">
      <style:text-properties style:font-name="arial" fo:font-size="10pt" fo:font-weight="bold" officeooo:rsid="000abe2c" style:font-weight-asian="bold" style:font-weight-complex="bold"/>
    </style:style>
    <style:style style:name="T7" style:family="text">
      <style:text-properties style:font-name="arial" fo:font-weight="bold" officeooo:rsid="000abe2c" style:font-weight-asian="bold" style:font-weight-complex="bold"/>
    </style:style>
    <style:style style:name="T8" style:family="text">
      <style:text-properties style:font-name="arial" fo:font-weight="bold" officeooo:rsid="00125d66" style:font-weight-asian="bold" style:font-weight-complex="bold"/>
    </style:style>
    <style:style style:name="T9" style:family="text">
      <style:text-properties style:font-name="arial" officeooo:rsid="00125d66"/>
    </style:style>
    <style:style style:name="T10" style:family="text">
      <style:text-properties style:font-name="arial" officeooo:rsid="0013dfbb"/>
    </style:style>
    <style:style style:name="T11" style:family="text">
      <style:text-properties officeooo:rsid="000c4bfd"/>
    </style:style>
    <style:style style:name="T12" style:family="text">
      <style:text-properties style:font-name="Arial"/>
    </style:style>
    <style:style style:name="T13" style:family="text">
      <style:text-properties style:font-name="Arial" fo:font-size="12pt"/>
    </style:style>
    <style:style style:name="T14" style:family="text">
      <style:text-properties style:font-name="Arial" fo:font-size="12pt" fo:language="pt" fo:country="BR"/>
    </style:style>
    <style:style style:name="T15" style:family="text">
      <style:text-properties style:font-name="Arial" fo:font-size="12pt" fo:language="pt" fo:country="BR" fo:font-weight="bold" style:font-weight-asian="bold" style:font-weight-complex="bold"/>
    </style:style>
    <style:style style:name="T16" style:family="text">
      <style:text-properties style:font-name="Arial" fo:font-size="12pt" fo:font-weight="bold" style:font-weight-asian="bold" style:font-weight-complex="bold"/>
    </style:style>
    <style:style style:name="T17" style:family="text">
      <style:text-properties style:font-name="Arial" fo:font-size="12pt" fo:font-weight="bold" officeooo:rsid="00125d66" style:font-weight-asian="bold" style:font-weight-complex="bold"/>
    </style:style>
    <style:style style:name="T18" style:family="text">
      <style:text-properties style:font-name="Arial" fo:font-size="12pt" fo:font-weight="bold" officeooo:rsid="0010728d" style:font-weight-asian="bold" style:font-weight-complex="bold"/>
    </style:style>
    <style:style style:name="T19" style:family="text">
      <style:text-properties style:font-name="Arial" fo:font-size="12pt" officeooo:rsid="0010728d"/>
    </style:style>
    <style:style style:name="T20" style:family="text">
      <style:text-properties style:font-name="Arial" fo:language="pt" fo:country="BR"/>
    </style:style>
    <style:style style:name="T21" style:family="text">
      <style:text-properties style:font-name="Arial" fo:language="pt" fo:country="BR" fo:font-weight="bold" style:font-weight-asian="bold" style:font-weight-complex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weight="bold" officeooo:rsid="0010728d" style:font-weight-asian="bold" style:font-weight-complex="bold"/>
    </style:style>
    <style:style style:name="T24" style:family="text">
      <style:text-properties style:font-name="Arial" fo:font-weight="bold" officeooo:rsid="00125d66" style:font-weight-asian="bold" style:font-weight-complex="bold"/>
    </style:style>
    <style:style style:name="T25" style:family="text">
      <style:text-properties style:font-name="Arial" officeooo:rsid="0010728d"/>
    </style:style>
    <style:style style:name="T26" style:family="text">
      <style:text-properties officeooo:rsid="000d82b5"/>
    </style:style>
    <style:style style:name="T27" style:family="text">
      <style:text-properties officeooo:rsid="000f3f5e"/>
    </style:style>
    <style:style style:name="T28" style:family="text">
      <style:text-properties officeooo:rsid="0010728d"/>
    </style:style>
    <style:style style:name="T29" style:family="text">
      <style:text-properties officeooo:rsid="0011323c"/>
    </style:style>
    <style:style style:name="T30" style:family="text">
      <style:text-properties officeooo:rsid="00125d6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25d66" style:font-weight-asian="bold" style:font-weight-complex="bold"/>
    </style:style>
    <style:style style:name="T33" style:family="text">
      <style:text-properties fo:font-weight="bold" officeooo:rsid="0014a5bf" style:font-weight-asian="bold" style:font-weight-complex="bold"/>
    </style:style>
    <style:style style:name="T34" style:family="text">
      <style:text-properties fo:font-weight="bold" officeooo:rsid="001575b0" style:font-weight-asian="bold" style:font-weight-complex="bold"/>
    </style:style>
    <style:style style:name="T35" style:family="text">
      <style:text-properties fo:font-weight="bold" officeooo:rsid="000c4bfd" style:font-weight-asian="bold" style:font-weight-complex="bold"/>
    </style:style>
    <style:style style:name="T36" style:family="text">
      <style:text-properties fo:font-weight="bold" officeooo:rsid="000d82b5" style:font-weight-asian="bold" style:font-weight-complex="bold"/>
    </style:style>
    <style:style style:name="T37" style:family="text">
      <style:text-properties fo:font-weight="bold" officeooo:rsid="000abe2c" style:font-weight-asian="bold" style:font-weight-complex="bold"/>
    </style:style>
    <style:style style:name="T38" style:family="text">
      <style:text-properties fo:font-weight="bold" officeooo:rsid="0010728d" style:font-weight-asian="bold" style:font-weight-complex="bold"/>
    </style:style>
    <style:style style:name="T39" style:family="text">
      <style:text-properties fo:font-size="10pt"/>
    </style:style>
    <style:style style:name="T40" style:family="text">
      <style:text-properties officeooo:rsid="0013dfbb"/>
    </style:style>
    <style:style style:name="T41" style:family="text">
      <style:text-properties officeooo:rsid="001575b0"/>
    </style:style>
    <style:style style:name="T42" style:family="text">
      <style:text-properties officeooo:rsid="000cc61b"/>
    </style:style>
    <style:style style:name="T43" style:family="text">
      <style:text-properties officeooo:rsid="000abe2c"/>
    </style:style>
    <style:style style:name="T44" style:family="text">
      <style:text-properties fo:language="pt" fo:country="BR"/>
    </style:style>
    <style:style style:name="T45" style:family="text">
      <style:text-properties fo:language="pt" fo:country="B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7">1) Dentre as características da topologia estrela, podemos citar:</text:span></text:p>
      <text:p text:style-name="P12"><text:span text:style-name="T32">Resposta:</text:span><text:span text:style-name="T30"> </text:span><text:span text:style-name="T40">b</text:span><text:span text:style-name="T43">) </text:span>Apresenta fragilidade no equipamento central</text:p>
      <text:p text:style-name="P17">Justificativa:</text:p>
      <text:p text:style-name="P5">Se o equipamento central falhar co<text:span text:style-name="T40">m</text:span>promete a rede inteira.</text:p>
      <text:p text:style-name="P5"/>
      <text:p text:style-name="P21"><text:span text:style-name="T43">2) Dentre as topologias adequadas para redes locais, poderiam ser citadas:</text:span></text:p>
      <text:p text:style-name="P13"><text:span text:style-name="T32">Rsposta: </text:span><text:span text:style-name="T33">d</text:span><text:span text:style-name="T11">) </text:span>Barramento e estrela</text:p>
      <text:p text:style-name="P18">Justificativa<text:span text:style-name="T30">:</text:span></text:p>
      <text:p text:style-name="P5">A topologia barramento e estrela estão entre as mais adequadas para redes locais</text:p>
      <text:p text:style-name="P5"/>
      <text:p text:style-name="P13"><text:span text:style-name="T35">3)</text:span><text:span text:style-name="T45">Existem razões que justificam o crescente interesse das pessoas e das organizações pela tecnologia de redes de computadores. Algumas destas razões são:</text:span></text:p>
      <text:p text:style-name="P14"><text:span text:style-name="T32">Resposta: </text:span><text:span text:style-name="T34">c</text:span><text:span text:style-name="T42">)</text:span><text:span text:style-name="T44">Possibilidade de compartilhamento de recursos; escalabilidade e confiabilidade do sistema.</text:span></text:p>
      <text:p text:style-name="P19">Justificativa<text:span text:style-name="T30">:</text:span></text:p>
      <text:p text:style-name="P6">a possibilidade de compartilhamento de recursos, a escalabilidade e a confiabilidade do sistema gera um crescente interesse das pessoas e das organizações pela tecnologia de redes de computadores.</text:p>
      <text:p text:style-name="P6"/>
      <text:p text:style-name="P15"><text:span text:style-name="T36">4) </text:span><text:span text:style-name="T31">Há, de maneira geral, dois tipos de tecnologia de transmissão: Redes de Difusão e Redes Ponto-a-Ponto.</text:span></text:p>
      <text:p text:style-name="P15"><text:span text:style-name="T31">As Redes de Difusão apresentam quais das características abaixo?</text:span></text:p>
      <text:p text:style-name="P15"><text:span text:style-name="T32">Resposta:</text:span><text:span text:style-name="T30"> </text:span><text:span text:style-name="T26">e) </text:span>Utiliza apenas um canal de comunicação; apresenta a possibilidade de endereçamento de um pacote para todos os destinatário da rede; todas as máquinas da rede recebem os pacotes, mas somente a máquina destinatária o processa</text:p>
      <text:p text:style-name="P20">Justificativa<text:span text:style-name="T30">:</text:span></text:p>
      <text:p text:style-name="P7">A transmissão por difusão é onidirecional, isto é, a transmissão é dirigida para todos os lados da antena. </text:p>
      <text:p text:style-name="P8"/>
      <text:p text:style-name="P16"><text:span text:style-name="T38">5)</text:span><text:span text:style-name="T31">Há, de maneira geral, dois tipos de tecnologia de transmissão: Redes de Difusão e Redes Ponto-a-Ponto.</text:span></text:p>
      <text:p text:style-name="P22">As Redes Ponto-a-Ponto apresentam quais das características abaixo?</text:p>
      <text:p text:style-name="P16"><text:span text:style-name="T32">Resposta: </text:span><text:span text:style-name="T28">b) </text:span>Permitem muitas conexões entre pares individuais de computadores; os algoritmos de roteamento têm importância fundamental.</text:p>
      <text:p text:style-name="P9"><text:span text:style-name="T31">Justificativa:</text:span></text:p>
      <text:p text:style-name="P23">A transmissão ponto a ponto interliga apenas dois pontos definidos. Cada um dos pontos da rede funciona tanto como cliente quanto como servidor, permitindo compartilhamentos de serviços e dados sem a necessidade de um servidor central.</text:p>
      <text:p text:style-name="P9"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21:42:26.280390690</meta:creation-date>
    <dc:date>2020-03-26T22:17:08.807609895</dc:date>
    <meta:editing-duration>PT7M54S</meta:editing-duration>
    <meta:editing-cycles>3</meta:editing-cycles>
    <meta:generator>LibreOffice/6.4.2.2$Linux_X86_64 LibreOffice_project/470efa65018866d4eccd0320fc85de07297c8d71</meta:generator>
    <meta:document-statistic meta:table-count="0" meta:image-count="0" meta:object-count="0" meta:page-count="2" meta:paragraph-count="22" meta:word-count="278" meta:character-count="1940" meta:non-whitespace-character-count="1683"/>
  </office:meta>
</office:document-meta>
</file>